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clean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ustantivos" style:family="table">
      <style:table-properties style:width="17cm" table:align="margins"/>
    </style:style>
    <style:style style:name="Sustantivos.A" style:family="table-column">
      <style:table-column-properties style:column-width="8.5cm" style:rel-column-width="32767*"/>
    </style:style>
    <style:style style:name="Sustantivos.B" style:family="table-column">
      <style:table-column-properties style:column-width="8.5cm" style:rel-column-width="32768*"/>
    </style:style>
    <style:style style:name="Sustantivos.A1" style:family="table-cell">
      <style:table-cell-properties fo:padding="0.097cm" fo:border-left="0.05pt solid #000000" fo:border-right="none" fo:border-top="0.05pt solid #000000" fo:border-bottom="0.05pt solid #000000"/>
    </style:style>
    <style:style style:name="Sustantivos.B1" style:family="table-cell">
      <style:table-cell-properties fo:padding="0.097cm" fo:border="0.05pt solid #000000"/>
    </style:style>
    <style:style style:name="Sustantivos.A2" style:family="table-cell">
      <style:table-cell-properties fo:padding="0.097cm" fo:border-left="0.05pt solid #000000" fo:border-right="none" fo:border-top="none" fo:border-bottom="0.05pt solid #000000"/>
    </style:style>
    <style:style style:name="Sustantivos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914cm" table:align="right"/>
    </style:style>
    <style:style style:name="Tabla2.A" style:family="table-column">
      <style:table-column-properties style:column-width="8.408cm"/>
    </style:style>
    <style:style style:name="Tabla2.B" style:family="table-column">
      <style:table-column-properties style:column-width="8.505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fo:font-size="14pt" officeooo:rsid="0017fbe2" officeooo:paragraph-rsid="0017fbe2" style:font-size-asian="14pt" style:font-size-complex="14pt"/>
    </style:style>
    <style:style style:name="P2" style:family="paragraph" style:parent-style-name="Table_20_Contents">
      <style:paragraph-properties fo:text-align="justify" style:justify-single-word="false"/>
      <style:text-properties fo:font-size="14pt" officeooo:rsid="00117916" officeooo:paragraph-rsid="00117916" style:font-size-asian="14pt" style:font-size-complex="14pt"/>
    </style:style>
    <style:style style:name="P3" style:family="paragraph" style:parent-style-name="Table_20_Contents">
      <style:paragraph-properties fo:text-align="justify" style:justify-single-word="false"/>
      <style:text-properties fo:color="#000000" fo:font-size="14pt" officeooo:rsid="0017bd49" officeooo:paragraph-rsid="0017bd49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0ee443" officeooo:paragraph-rsid="000ee443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Liberation Serif" fo:font-size="14pt" officeooo:rsid="0013a1ac" officeooo:paragraph-rsid="0017bd49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fo:font-weight="normal" officeooo:rsid="000ee443" officeooo:paragraph-rsid="000ee443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font-weight="normal" officeooo:rsid="000ee443" officeooo:paragraph-rsid="000ee443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font-weight="normal" officeooo:rsid="000f1d51" officeooo:paragraph-rsid="000f1d51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font-weight="normal" officeooo:rsid="000f1d51" officeooo:paragraph-rsid="0012cc74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font-weight="normal" officeooo:rsid="000f1d51" officeooo:paragraph-rsid="0018cdd3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font-weight="normal" officeooo:rsid="000f1d51" officeooo:paragraph-rsid="001a079f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fo:font-weight="normal" officeooo:rsid="000f1d51" officeooo:paragraph-rsid="001c089f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fo:font-weight="normal" officeooo:rsid="001015a6" officeooo:paragraph-rsid="00117916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fo:font-weight="normal" officeooo:rsid="001015a6" officeooo:paragraph-rsid="0012cc74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4pt" fo:font-weight="normal" officeooo:rsid="001015a6" officeooo:paragraph-rsid="001c089f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4pt" fo:font-weight="normal" officeooo:rsid="00117916" officeooo:paragraph-rsid="00117916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4pt" fo:font-weight="normal" officeooo:rsid="00117916" officeooo:paragraph-rsid="001b8c72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4pt" fo:font-weight="normal" officeooo:rsid="00117916" officeooo:paragraph-rsid="001c089f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4pt" fo:font-weight="normal" officeooo:rsid="00117916" officeooo:paragraph-rsid="0021cb88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4pt" fo:font-weight="normal" officeooo:rsid="001b8c72" officeooo:paragraph-rsid="001b8c72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4pt" fo:font-weight="normal" officeooo:rsid="001b8c72" officeooo:paragraph-rsid="001c089f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4pt" fo:font-weight="normal" officeooo:rsid="0021cb88" officeooo:paragraph-rsid="0021cb88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normal" officeooo:rsid="000f1d51" officeooo:paragraph-rsid="0021cb88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18cdd3" officeooo:paragraph-rsid="0018cdd3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18cdd3" officeooo:paragraph-rsid="001c089f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18cdd3" officeooo:paragraph-rsid="001a079f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0f1d51" officeooo:paragraph-rsid="0012cc74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0f1d51" officeooo:paragraph-rsid="001c089f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117916" officeooo:paragraph-rsid="00117916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117916" officeooo:paragraph-rsid="001c089f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117916" officeooo:paragraph-rsid="001df2db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1015a6" officeooo:paragraph-rsid="001c089f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c089f" officeooo:paragraph-rsid="001c089f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fd5b2" officeooo:paragraph-rsid="001fd5b2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0079f" officeooo:paragraph-rsid="0020079f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4pt" officeooo:paragraph-rsid="000ee443" style:font-size-asian="14pt" style:font-size-complex="14pt"/>
    </style:style>
    <style:style style:name="P37" style:family="paragraph" style:parent-style-name="Standard">
      <style:paragraph-properties fo:text-align="justify" style:justify-single-word="false"/>
      <style:text-properties fo:font-size="14pt" officeooo:paragraph-rsid="00275195" style:font-size-asian="14pt" style:font-size-complex="14pt"/>
    </style:style>
    <style:style style:name="P38" style:family="paragraph" style:parent-style-name="Standard">
      <style:paragraph-properties fo:text-align="justify" style:justify-single-word="false"/>
      <style:text-properties fo:font-size="14pt" officeooo:rsid="002c7f08" officeooo:paragraph-rsid="002c7f08" style:font-size-asian="12.25pt" style:font-size-complex="14pt"/>
    </style:style>
    <style:style style:name="P39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fo:font-weight="normal" officeooo:paragraph-rsid="000ee443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fo:font-weight="normal" officeooo:rsid="0013a1ac" officeooo:paragraph-rsid="000ee443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fo:font-weight="normal" officeooo:rsid="0013a1ac" officeooo:paragraph-rsid="002abbc5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fo:font-weight="normal" officeooo:rsid="002b3645" officeooo:paragraph-rsid="002b3645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fo:font-weight="normal" officeooo:rsid="002ccf50" officeooo:paragraph-rsid="002ccf50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ce181e" fo:font-size="14pt" fo:font-weight="bold" officeooo:rsid="000f1d51" officeooo:paragraph-rsid="0012cc74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justify" style:justify-single-word="false"/>
      <style:text-properties fo:color="#ce181e" fo:font-size="14pt" fo:font-weight="bold" officeooo:rsid="000f1d51" officeooo:paragraph-rsid="001c089f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0ee443" officeooo:paragraph-rsid="0021cb88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0ee443" officeooo:paragraph-rsid="000ee443" style:font-size-asian="14pt" style:font-weight-asian="normal" style:font-size-complex="14pt" style:font-weight-complex="normal"/>
    </style:style>
    <style:style style:name="P48" style:family="paragraph" style:parent-style-name="Standard" style:list-style-name="L1">
      <style:paragraph-properties fo:text-align="justify" style:justify-single-word="false"/>
      <style:text-properties fo:font-size="14pt" officeooo:rsid="0025f60a" officeooo:paragraph-rsid="00275195" style:font-size-asian="14pt" style:font-size-complex="14pt"/>
    </style:style>
    <style:style style:name="P49" style:family="paragraph" style:parent-style-name="Standard" style:list-style-name="L1">
      <style:paragraph-properties fo:text-align="justify" style:justify-single-word="false"/>
      <style:text-properties officeooo:rsid="00275195" officeooo:paragraph-rsid="00275195"/>
    </style:style>
    <style:style style:name="P50" style:family="paragraph" style:parent-style-name="Standard" style:list-style-name="L2">
      <style:paragraph-properties fo:text-align="justify" style:justify-single-word="false"/>
      <style:text-properties style:font-name="Liberation Serif" fo:font-size="14pt" fo:font-weight="bold" officeooo:rsid="00284dab" officeooo:paragraph-rsid="00284dab" style:font-size-asian="14pt" style:font-weight-asian="bold" style:font-size-complex="14pt" style:font-weight-complex="bold"/>
    </style:style>
    <style:style style:name="P51" style:family="paragraph" style:parent-style-name="Standard" style:list-style-name="L2">
      <style:paragraph-properties fo:text-align="justify" style:justify-single-word="false"/>
      <style:text-properties style:font-name="Liberation Serif" fo:font-size="14pt" fo:font-weight="bold" officeooo:rsid="002a2d85" officeooo:paragraph-rsid="002a2d85" style:font-size-asian="14pt" style:font-weight-asian="bold" style:font-size-complex="14pt" style:font-weight-complex="bold"/>
    </style:style>
    <style:style style:name="P52" style:family="paragraph" style:parent-style-name="Standard" style:list-style-name="L3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fo:font-weight="normal" officeooo:rsid="002abbc5" officeooo:paragraph-rsid="002abbc5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fo:font-weight="normal" officeooo:rsid="002abbc5" officeooo:paragraph-rsid="002abbc5" style:font-size-asian="14pt" style:font-weight-asian="normal" style:font-size-complex="14pt" style:font-weight-complex="normal"/>
    </style:style>
    <style:style style:name="P54" style:family="paragraph" style:parent-style-name="Standard" style:list-style-name="L4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fo:font-weight="normal" officeooo:rsid="002abbc5" officeooo:paragraph-rsid="002abbc5" style:font-size-asian="14pt" style:font-weight-asian="normal" style:font-size-complex="14pt" style:font-weight-complex="normal"/>
    </style:style>
    <style:style style:name="P55" style:family="paragraph" style:parent-style-name="Standard" style:list-style-name="L5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fo:font-weight="normal" officeooo:rsid="002b3645" officeooo:paragraph-rsid="002b3645" style:font-size-asian="14pt" style:font-weight-asian="normal" style:font-size-complex="14pt" style:font-weight-complex="normal"/>
    </style:style>
    <style:style style:name="P56" style:family="paragraph" style:parent-style-name="Standard" style:list-style-name="L6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fo:font-weight="normal" officeooo:rsid="002c7f08" officeooo:paragraph-rsid="002c7f08" style:font-size-asian="14pt" style:font-weight-asian="normal" style:font-size-complex="14pt" style:font-weight-complex="normal"/>
    </style:style>
    <style:style style:name="P57" style:family="paragraph" style:parent-style-name="Standard" style:list-style-name="L7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fo:font-weight="normal" officeooo:rsid="002c7f08" officeooo:paragraph-rsid="002c7f08" style:font-size-asian="14pt" style:font-weight-asian="normal" style:font-size-complex="14pt" style:font-weight-complex="normal"/>
    </style:style>
    <style:style style:name="P58" style:family="paragraph" style:parent-style-name="Standard" style:list-style-name="L8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fo:font-weight="normal" officeooo:rsid="002c7f08" officeooo:paragraph-rsid="002c7f08" style:font-size-asian="14pt" style:font-weight-asian="normal" style:font-size-complex="14pt" style:font-weight-complex="normal"/>
    </style:style>
    <style:style style:name="P59" style:family="paragraph" style:parent-style-name="Standard" style:list-style-name="L9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fo:font-weight="normal" officeooo:rsid="002c7f08" officeooo:paragraph-rsid="002c7f08" style:font-size-asian="14pt" style:font-weight-asian="normal" style:font-size-complex="14pt" style:font-weight-complex="normal"/>
    </style:style>
    <style:style style:name="P60" style:family="paragraph" style:parent-style-name="Standard" style:list-style-name="L11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fo:font-weight="normal" officeooo:rsid="002c7f08" officeooo:paragraph-rsid="002c7f08" style:font-size-asian="14pt" style:font-weight-asian="normal" style:font-size-complex="14pt" style:font-weight-complex="normal"/>
    </style:style>
    <style:style style:name="P61" style:family="paragraph" style:parent-style-name="Standard" style:list-style-name="L10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fo:font-weight="normal" officeooo:rsid="002ccf50" officeooo:paragraph-rsid="002ccf50" style:font-size-asian="14pt" style:font-weight-asian="normal" style:font-size-complex="14pt" style:font-weight-complex="normal"/>
    </style:style>
    <style:style style:name="P62" style:family="paragraph" style:parent-style-name="Standard" style:list-style-name="L6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fo:font-weight="normal" officeooo:rsid="002ccf50" officeooo:paragraph-rsid="002ccf50" style:font-size-asian="14pt" style:font-weight-asian="normal" style:font-size-complex="14pt" style:font-weight-complex="normal"/>
    </style:style>
    <style:style style:name="P63" style:family="paragraph" style:parent-style-name="Standard" style:list-style-name="L11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fo:font-weight="normal" officeooo:rsid="002ccf50" officeooo:paragraph-rsid="002ccf50" style:font-size-asian="14pt" style:font-weight-asian="normal" style:font-size-complex="14pt" style:font-weight-complex="normal"/>
    </style:style>
    <style:style style:name="P64" style:family="paragraph" style:parent-style-name="Standard" style:list-style-name="L12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fo:font-weight="normal" officeooo:rsid="002ccf50" officeooo:paragraph-rsid="002ccf50" style:font-size-asian="14pt" style:font-weight-asian="normal" style:font-size-complex="14pt" style:font-weight-complex="normal"/>
    </style:style>
    <style:style style:name="P65" style:family="paragraph" style:parent-style-name="Standard" style:list-style-name="L13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fo:font-weight="normal" officeooo:rsid="002ccf50" officeooo:paragraph-rsid="002ccf50" style:font-size-asian="14pt" style:font-weight-asian="normal" style:font-size-complex="14pt" style:font-weight-complex="normal"/>
    </style:style>
    <style:style style:name="P66" style:family="paragraph" style:parent-style-name="Standard" style:list-style-name="L14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fo:font-weight="normal" officeooo:rsid="002ccf50" officeooo:paragraph-rsid="002ccf50" style:font-size-asian="14pt" style:font-weight-asian="normal" style:font-size-complex="14pt" style:font-weight-complex="normal"/>
    </style:style>
    <style:style style:name="P67" style:family="paragraph" style:parent-style-name="Standard" style:list-style-name="L15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fo:font-weight="normal" officeooo:rsid="002ccf50" officeooo:paragraph-rsid="002ccf50" style:font-size-asian="14pt" style:font-weight-asian="normal" style:font-size-complex="14pt" style:font-weight-complex="normal"/>
    </style:style>
    <style:style style:name="P68" style:family="paragraph" style:parent-style-name="Standard" style:list-style-name="L16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fo:font-weight="normal" officeooo:rsid="002ccf50" officeooo:paragraph-rsid="002ccf50" style:font-size-asian="14pt" style:font-weight-asian="normal" style:font-size-complex="14pt" style:font-weight-complex="normal"/>
    </style:style>
    <style:style style:name="P69" style:family="paragraph" style:parent-style-name="Standard" style:list-style-name="L17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fo:font-weight="normal" officeooo:rsid="002ccf50" officeooo:paragraph-rsid="002ccf50" style:font-size-asian="14pt" style:font-weight-asian="normal" style:font-size-complex="14pt" style:font-weight-complex="normal"/>
    </style:style>
    <style:style style:name="P70" style:family="paragraph" style:parent-style-name="Standard" style:list-style-name="L18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fo:font-weight="normal" officeooo:rsid="002ccf50" officeooo:paragraph-rsid="002ccf50" style:font-size-asian="14pt" style:font-weight-asian="normal" style:font-size-complex="14pt" style:font-weight-complex="normal"/>
    </style:style>
    <style:style style:name="P71" style:family="paragraph" style:parent-style-name="Standard" style:list-style-name="L19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fo:font-weight="normal" officeooo:rsid="002ccf50" officeooo:paragraph-rsid="002ccf50" style:font-size-asian="14pt" style:font-weight-asian="normal" style:font-size-complex="14pt" style:font-weight-complex="normal"/>
    </style:style>
    <style:style style:name="P72" style:family="paragraph" style:parent-style-name="Table_20_Contents">
      <style:paragraph-properties fo:text-align="justify" style:justify-single-word="false"/>
      <style:text-properties fo:font-size="14pt" officeooo:rsid="002e1218" officeooo:paragraph-rsid="002e1218" style:font-size-asian="14pt" style:font-size-complex="14pt"/>
    </style:style>
    <style:style style:name="P73" style:family="paragraph" style:parent-style-name="Table_20_Contents">
      <style:paragraph-properties fo:text-align="justify" style:justify-single-word="false"/>
      <style:text-properties fo:font-size="14pt" officeooo:rsid="0017fbe2" officeooo:paragraph-rsid="0017fbe2" style:font-size-asian="14pt" style:font-size-complex="14pt"/>
    </style:style>
    <style:style style:name="P74" style:family="paragraph" style:parent-style-name="Table_20_Contents">
      <style:paragraph-properties fo:text-align="justify" style:justify-single-word="false"/>
      <style:text-properties fo:font-size="14pt" officeooo:rsid="002ff9f1" officeooo:paragraph-rsid="002ff9f1" style:font-size-asian="14pt" style:font-size-complex="14pt"/>
    </style:style>
    <style:style style:name="T1" style:family="text">
      <style:text-properties fo:font-variant="normal" fo:text-transform="none" fo:color="#000000" style:font-name="Liberation Serif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000000" style:font-name="Liberation Serif" fo:letter-spacing="normal" fo:font-style="normal" fo:font-weight="normal" officeooo:rsid="000ee443" style:font-weight-asian="normal" style:font-weight-complex="normal"/>
    </style:style>
    <style:style style:name="T3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letter-spacing="normal" fo:font-style="normal" fo:font-weight="normal" officeooo:rsid="002e1218" style:font-weight-asian="normal" style:font-weight-complex="normal"/>
    </style:style>
    <style:style style:name="T5" style:family="text">
      <style:text-properties officeooo:rsid="0018cdd3"/>
    </style:style>
    <style:style style:name="T6" style:family="text">
      <style:text-properties officeooo:rsid="001a079f"/>
    </style:style>
    <style:style style:name="T7" style:family="text">
      <style:text-properties officeooo:rsid="001c089f"/>
    </style:style>
    <style:style style:name="T8" style:family="text">
      <style:text-properties officeooo:rsid="001df2db"/>
    </style:style>
    <style:style style:name="T9" style:family="text">
      <style:text-properties officeooo:rsid="001f9bb4"/>
    </style:style>
    <style:style style:name="T10" style:family="text">
      <style:text-properties officeooo:rsid="001fd5b2"/>
    </style:style>
    <style:style style:name="T11" style:family="text">
      <style:text-properties officeooo:rsid="0020079f"/>
    </style:style>
    <style:style style:name="T12" style:family="text">
      <style:text-properties style:font-name="Liberation Serif" fo:font-weight="normal" officeooo:rsid="000ee443" style:font-weight-asian="normal" style:font-weight-complex="normal"/>
    </style:style>
    <style:style style:name="T13" style:family="text">
      <style:text-properties style:font-name="Liberation Serif" fo:font-weight="normal" officeooo:rsid="0025f60a" style:font-weight-asian="normal" style:font-weight-complex="normal"/>
    </style:style>
    <style:style style:name="T14" style:family="text">
      <style:text-properties officeooo:rsid="0021cb88"/>
    </style:style>
    <style:style style:name="T15" style:family="text">
      <style:text-properties officeooo:rsid="0023a473"/>
    </style:style>
    <style:style style:name="T16" style:family="text">
      <style:text-properties officeooo:rsid="0025f60a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officeooo:rsid="0025f60a" style:font-size-asian="14pt" style:font-size-complex="14pt"/>
    </style:style>
    <style:style style:name="T19" style:family="text">
      <style:text-properties fo:font-size="14pt" officeooo:rsid="00279912" style:font-size-asian="14pt" style:font-size-complex="14pt"/>
    </style:style>
    <style:style style:name="T20" style:family="text">
      <style:text-properties fo:font-size="14pt" officeooo:rsid="00284dab" style:font-size-asian="14pt" style:font-size-complex="14pt"/>
    </style:style>
    <style:style style:name="T21" style:family="text">
      <style:text-properties fo:font-size="14pt" fo:font-weight="bold" officeooo:rsid="00284dab" style:font-size-asian="14pt" style:font-weight-asian="bold" style:font-size-complex="14pt" style:font-weight-complex="bold"/>
    </style:style>
    <style:style style:name="T22" style:family="text">
      <style:text-properties fo:font-weight="bold" officeooo:rsid="00284dab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84dab" style:font-weight-asian="normal" style:font-weight-complex="normal"/>
    </style:style>
    <style:style style:name="T25" style:family="text">
      <style:text-properties fo:font-weight="normal" officeooo:rsid="0029d854" style:font-weight-asian="normal" style:font-weight-complex="normal"/>
    </style:style>
    <style:style style:name="T26" style:family="text">
      <style:text-properties officeooo:rsid="002ccf50"/>
    </style:style>
    <style:style style:name="T2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fo:font-weight="bold" officeooo:rsid="002abbc5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fo:font-weight="bold" officeooo:rsid="0025f60a" style:font-weight-asian="bold" style:font-weight-complex="bold"/>
    </style:style>
    <style:style style:name="T30" style:family="text">
      <style:text-properties officeooo:rsid="002e1218"/>
    </style:style>
    <style:style style:name="T31" style:family="text">
      <style:text-properties officeooo:rsid="002ff9f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<text:span text:style-name="T5">edieval Game</text:span>:</text:p>
      <text:p text:style-name="P6"/>
      <text:p text:style-name="P7"><text:tab/><text:span text:style-name="T16">1. </text:span>Sustantivos que se convertirán en clases, <text:span text:style-name="T15">objetos</text:span> o atributos:</text:p>
      <text:p text:style-name="P8"/>
      <text:p text:style-name="P8"/>
      <table:table table:name="Sustantivos" table:style-name="Sustantivos">
        <table:table-column table:style-name="Sustantivos.A"/>
        <table:table-column table:style-name="Sustantivos.B"/>
        <table:table-row>
          <table:table-cell table:style-name="Sustantivos.A1" office:value-type="string">
            <text:p text:style-name="P44"><text:span text:style-name="T5">Ciudadanos</text:span>.</text:p>
          </table:table-cell>
          <table:table-cell table:style-name="Sustantivos.B1" office:value-type="string">
            <text:p text:style-name="P26">Militares.</text:p>
          </table:table-cell>
        </table:table-row>
        <table:table-row>
          <table:table-cell table:style-name="Sustantivos.A2" office:value-type="string">
            <text:p text:style-name="P24">Granjeros.</text:p>
          </table:table-cell>
          <table:table-cell table:style-name="Sustantivos.B2" office:value-type="string">
            <text:p text:style-name="P11"><text:span text:style-name="T5">Armas</text:span>.</text:p>
          </table:table-cell>
        </table:table-row>
        <table:table-row>
          <table:table-cell table:style-name="Sustantivos.A2" office:value-type="string">
            <text:p text:style-name="P9"><text:span text:style-name="T5">Comida</text:span>.</text:p>
          </table:table-cell>
          <table:table-cell table:style-name="Sustantivos.B2" office:value-type="string">
            <text:p text:style-name="P11"><text:span text:style-name="T5">Soldados indefensos</text:span>.</text:p>
          </table:table-cell>
        </table:table-row>
        <table:table-row>
          <table:table-cell table:style-name="Sustantivos.A2" office:value-type="string">
            <text:p text:style-name="P9"><text:span text:style-name="T5">Población</text:span>.</text:p>
          </table:table-cell>
          <table:table-cell table:style-name="Sustantivos.B2" office:value-type="string">
            <text:p text:style-name="P16"><text:span text:style-name="T6">Compañías</text:span>.</text:p>
          </table:table-cell>
        </table:table-row>
        <table:table-row>
          <table:table-cell table:style-name="Sustantivos.A2" office:value-type="string">
            <text:p text:style-name="P9"><text:span text:style-name="T5">Descendencia</text:span>.</text:p>
          </table:table-cell>
          <table:table-cell table:style-name="Sustantivos.B2" office:value-type="string">
            <text:p text:style-name="P10"><text:span text:style-name="T5">Ataque bárbaro</text:span>.</text:p>
          </table:table-cell>
        </table:table-row>
        <table:table-row>
          <table:table-cell table:style-name="Sustantivos.A2" office:value-type="string">
            <text:p text:style-name="P27"><text:span text:style-name="T5">Artesanos</text:span>.</text:p>
          </table:table-cell>
          <table:table-cell table:style-name="Sustantivos.B2" office:value-type="string">
            <text:p text:style-name="P14"><text:span text:style-name="T5">Escarceos</text:span>.</text:p>
          </table:table-cell>
        </table:table-row>
        <table:table-row>
          <table:table-cell table:style-name="Sustantivos.A2" office:value-type="string">
            <text:p text:style-name="P9"><text:span text:style-name="T5">Armaduras</text:span>.</text:p>
          </table:table-cell>
          <table:table-cell table:style-name="Sustantivos.B2" office:value-type="string">
            <text:p text:style-name="P13"><text:span text:style-name="T5">Patrullas militares</text:span>.</text:p>
          </table:table-cell>
        </table:table-row>
        <table:table-row>
          <table:table-cell table:style-name="Sustantivos.A2" office:value-type="string">
            <text:p text:style-name="P9"><text:span text:style-name="T5">Espadas</text:span>.</text:p>
          </table:table-cell>
          <table:table-cell table:style-name="Sustantivos.B2" office:value-type="string">
            <text:p text:style-name="P14"><text:span text:style-name="T5">Militares de diverso tipo</text:span>.</text:p>
          </table:table-cell>
        </table:table-row>
        <table:table-row>
          <table:table-cell table:style-name="Sustantivos.A2" office:value-type="string">
            <text:p text:style-name="P9"><text:span text:style-name="T5">Otros elementos</text:span>.</text:p>
          </table:table-cell>
          <table:table-cell table:style-name="Sustantivos.B2" office:value-type="string">
            <text:p text:style-name="P14"><text:span text:style-name="T5">Tipo de arma</text:span>.</text:p>
          </table:table-cell>
        </table:table-row>
        <table:table-row>
          <table:table-cell table:style-name="Sustantivos.A2" office:value-type="string">
            <text:p text:style-name="P9"><text:span text:style-name="T5">Ejército</text:span>.</text:p>
          </table:table-cell>
          <table:table-cell table:style-name="Sustantivos.B2" office:value-type="string">
            <text:p text:style-name="P16"><text:span text:style-name="T6">Organización</text:span>.</text:p>
          </table:table-cell>
        </table:table-row>
        <table:table-row>
          <table:table-cell table:style-name="Sustantivos.A2" office:value-type="string">
            <text:p text:style-name="P29"><text:span text:style-name="T6">Curas</text:span>.</text:p>
          </table:table-cell>
          <table:table-cell table:style-name="Sustantivos.B2" office:value-type="string">
            <text:p text:style-name="P2"><text:span text:style-name="T6">Ataques</text:span>.</text:p>
          </table:table-cell>
        </table:table-row>
        <table:table-row>
          <table:table-cell table:style-name="Sustantivos.A2" office:value-type="string">
            <text:p text:style-name="P16"><text:span text:style-name="T6">Gasto</text:span>.</text:p>
          </table:table-cell>
          <table:table-cell table:style-name="Sustantivos.B2" office:value-type="string">
            <text:p text:style-name="P29"><text:span text:style-name="T6">Taberneros</text:span>.</text:p>
          </table:table-cell>
        </table:table-row>
        <table:table-row>
          <table:table-cell table:style-name="Sustantivos.A2" office:value-type="string">
            <text:p text:style-name="P20">Población.</text:p>
          </table:table-cell>
          <table:table-cell table:style-name="Sustantivos.B2" office:value-type="string">
            <text:p text:style-name="P16"><text:span text:style-name="T6">Taberna</text:span>.</text:p>
          </table:table-cell>
        </table:table-row>
        <table:table-row>
          <table:table-cell table:style-name="Sustantivos.A2" office:value-type="string">
            <text:p text:style-name="P17"><text:span text:style-name="T6">Aparición de falsos profetas</text:span>.</text:p>
          </table:table-cell>
          <table:table-cell table:style-name="Sustantivos.B2" office:value-type="string">
            <text:p text:style-name="P16"><text:span text:style-name="T6">Hidromiel</text:span>.</text:p>
          </table:table-cell>
        </table:table-row>
      </table:table>
      <text:p text:style-name="P12"/>
      <text:p text:style-name="P1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5"><text:span text:style-name="T7">Eventos</text:span>.</text:p>
          </table:table-cell>
          <table:table-cell table:style-name="Tabla2.B1" office:value-type="string">
            <text:p text:style-name="P28"><text:span text:style-name="T7">Ataque bárbaro</text:span>.</text:p>
          </table:table-cell>
        </table:table-row>
        <table:table-row>
          <table:table-cell table:style-name="Tabla2.A2" office:value-type="string">
            <text:p text:style-name="P25"><text:span text:style-name="T7">Sequía</text:span>.</text:p>
          </table:table-cell>
          <table:table-cell table:style-name="Tabla2.B2" office:value-type="string">
            <text:p text:style-name="P33"><text:span text:style-name="T11">Bastantes m</text:span>ilitares.</text:p>
          </table:table-cell>
        </table:table-row>
        <table:table-row>
          <table:table-cell table:style-name="Tabla2.A2" office:value-type="string">
            <text:p text:style-name="P12"><text:span text:style-name="T7">Producción de granjeros</text:span>.</text:p>
          </table:table-cell>
          <table:table-cell table:style-name="Tabla2.B2" office:value-type="string">
            <text:p text:style-name="P12"><text:span text:style-name="T7">Ciudadanos</text:span>.</text:p>
          </table:table-cell>
        </table:table-row>
        <table:table-row>
          <table:table-cell table:style-name="Tabla2.A2" office:value-type="string">
            <text:p text:style-name="P12"><text:span text:style-name="T7">X%</text:span>.</text:p>
          </table:table-cell>
          <table:table-cell table:style-name="Tabla2.B2" office:value-type="string">
            <text:p text:style-name="P12">% <text:span text:style-name="T8">de militares</text:span>.</text:p>
          </table:table-cell>
        </table:table-row>
        <table:table-row>
          <table:table-cell table:style-name="Tabla2.A2" office:value-type="string">
            <text:p text:style-name="P31"><text:span text:style-name="T9">Falsos Profetas</text:span>.</text:p>
          </table:table-cell>
          <table:table-cell table:style-name="Tabla2.B2" office:value-type="string">
            <text:p text:style-name="P12"><text:span text:style-name="T8">Número de víctimas</text:span>.</text:p>
          </table:table-cell>
        </table:table-row>
        <table:table-row>
          <table:table-cell table:style-name="Tabla2.A2" office:value-type="string">
            <text:p text:style-name="P21"><text:span text:style-name="T9">Suficientes curas</text:span>.</text:p>
          </table:table-cell>
          <table:table-cell table:style-name="Tabla2.B2" office:value-type="string">
            <text:p text:style-name="P12">% <text:span text:style-name="T8">de población</text:span>.</text:p>
          </table:table-cell>
        </table:table-row>
        <table:table-row>
          <table:table-cell table:style-name="Tabla2.A2" office:value-type="string">
            <text:p text:style-name="P18"><text:span text:style-name="T10">Población</text:span>.</text:p>
          </table:table-cell>
          <table:table-cell table:style-name="Tabla2.B2" office:value-type="string">
            <text:p text:style-name="P32"><text:span text:style-name="T11">Nacimiento</text:span>.</text:p>
          </table:table-cell>
        </table:table-row>
        <table:table-row>
          <table:table-cell table:style-name="Tabla2.A2" office:value-type="string">
            <text:p text:style-name="P34">Granjeros.</text:p>
          </table:table-cell>
          <table:table-cell table:style-name="Tabla2.B2" office:value-type="string">
            <text:p text:style-name="P15"><text:span text:style-name="T11">Cada jornada</text:span>.</text:p>
          </table:table-cell>
        </table:table-row>
        <table:table-row>
          <table:table-cell table:style-name="Tabla2.A2" office:value-type="string">
            <text:p text:style-name="P23"><text:span text:style-name="T10">Artesanos</text:span>.</text:p>
          </table:table-cell>
          <table:table-cell table:style-name="Tabla2.B2" office:value-type="string">
            <text:p text:style-name="P15"><text:span text:style-name="T11">Cada x habitantes</text:span>.</text:p>
          </table:table-cell>
        </table:table-row>
        <table:table-row>
          <table:table-cell table:style-name="Tabla2.A2" office:value-type="string">
            <text:p text:style-name="P30"><text:span text:style-name="T11">Recaudar</text:span>.</text:p>
          </table:table-cell>
          <table:table-cell table:style-name="Tabla2.B2" office:value-type="string">
            <text:p text:style-name="P18"><text:span text:style-name="T11">Nuevo ciudadano</text:span>.</text:p>
          </table:table-cell>
        </table:table-row>
        <table:table-row>
          <table:table-cell table:style-name="Tabla2.A2" office:value-type="string">
            <text:p text:style-name="P35">Jugador.</text:p>
          </table:table-cell>
          <table:table-cell table:style-name="Tabla2.B2" office:value-type="string">
            <text:p text:style-name="P28"><text:span text:style-name="T11">Peste</text:span>.</text:p>
          </table:table-cell>
        </table:table-row>
        <table:table-row>
          <table:table-cell table:style-name="Tabla2.A2" office:value-type="string">
            <text:p text:style-name="P18"><text:span text:style-name="T11">Impuestos</text:span>.</text:p>
          </table:table-cell>
          <table:table-cell table:style-name="Tabla2.B2" office:value-type="string">
            <text:p text:style-name="P15"><text:span text:style-name="T11">X jornadas</text:span>.</text:p>
          </table:table-cell>
        </table:table-row>
        <table:table-row>
          <table:table-cell table:style-name="Tabla2.A2" office:value-type="string">
            <text:p text:style-name="P22">Espectáculo.</text:p>
          </table:table-cell>
          <table:table-cell table:style-name="Tabla2.B2" office:value-type="string">
            <text:p text:style-name="P28"><text:span text:style-name="T10">Revuelta granjera</text:span>.</text:p>
          </table:table-cell>
        </table:table-row>
        <table:table-row>
          <table:table-cell table:style-name="Tabla2.A2" office:value-type="string">
            <text:p text:style-name="P19"><text:span text:style-name="T11">Felicidad de la población</text:span>.</text:p>
          </table:table-cell>
          <table:table-cell table:style-name="Tabla2.B2" office:value-type="string">
            <text:p text:style-name="P18"><text:span text:style-name="T14">Tabernas</text:span>.</text:p>
          </table:table-cell>
        </table:table-row>
      </table:table>
      <text:p text:style-name="P46"><text:soft-page-break/></text:p>
      <text:p text:style-name="P47"><text:tab/><text:span text:style-name="T27">- </text:span><text:span text:style-name="T29">Clases:</text:span><text:span text:style-name="T16"> Ciudadanos, eventos.</text:span></text:p>
      <text:p text:style-name="P47"/>
      <text:p text:style-name="P37"><text:tab/><text:span text:style-name="T27">- </text:span><text:span text:style-name="T29">Objetos:</text:span></text:p>
      <text:list xml:id="list2543925562" text:style-name="L1">
        <text:list-item>
          <text:p text:style-name="P48"><text:span text:style-name="T22">Ciudadanos:</text:span><text:span text:style-name="T24"> </text:span><text:span text:style-name="T23">Granjeros</text:span>, artesanos, militares, taberneros, curas.</text:p>
        </text:list-item>
        <text:list-item>
          <text:p text:style-name="P49"><text:span text:style-name="T21">Eventos:</text:span><text:span text:style-name="T20"> </text:span><text:span text:style-name="T18">S</text:span><text:span text:style-name="T17">equía, ataque bárbaro, falsos profetas, revuelta granjera, peste, nacimiento, </text:span><text:span text:style-name="T19">recaudar.</text:span></text:p>
        </text:list-item>
      </text:list>
      <text:p text:style-name="P47"/>
      <text:p text:style-name="P47"><text:tab/><text:span text:style-name="T27">- </text:span><text:span text:style-name="T28">Atributos:</text:span></text:p>
      <text:list xml:id="list325855429" text:style-name="L2">
        <text:list-item>
          <text:p text:style-name="P50">Ciudadanos:<text:span text:style-name="T23"> Cantidad, comida, arma, tipo, </text:span><text:span text:style-name="T25">hidromiel, ataque, profesión, organización.</text:span></text:p>
        </text:list-item>
        <text:list-item>
          <text:p text:style-name="P51">Eventos:<text:span text:style-name="T23"> Cantidad, tipo, impuestos, tabernas,,¡ espectáculos, jornadas, felicidad.</text:span></text:p>
        </text:list-item>
      </text:list>
      <text:p text:style-name="P47"/>
      <text:p text:style-name="P47"/>
      <text:p text:style-name="P36"><text:span text:style-name="T12"><text:tab/></text:span><text:span text:style-name="T13">2.</text:span><text:span text:style-name="T12"> V</text:span><text:span text:style-name="T1">erbos que </text:span><text:span text:style-name="T2">se convertirán en</text:span><text:span text:style-name="T1"> relaciones o funciones miembro:</text:span></text:p>
      <text:p text:style-name="P39"/>
      <text:p text:style-name="P39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<text:span text:style-name="T4">Producir</text:span><text:span text:style-name="T3">.</text:span></text:p>
          </table:table-cell>
          <table:table-cell table:style-name="Tabla1.B1" office:value-type="string">
            <text:p text:style-name="P1"><text:span text:style-name="T30">Dar</text:span>.</text:p>
          </table:table-cell>
        </table:table-row>
        <table:table-row>
          <table:table-cell table:style-name="Tabla1.A2" office:value-type="string">
            <text:p text:style-name="P3"><text:span text:style-name="T30">Soler</text:span>.</text:p>
          </table:table-cell>
          <table:table-cell table:style-name="Tabla1.B2" office:value-type="string">
            <text:p text:style-name="P74">Gastar.</text:p>
          </table:table-cell>
        </table:table-row>
        <table:table-row>
          <table:table-cell table:style-name="Tabla1.A2" office:value-type="string">
            <text:p text:style-name="P3"><text:span text:style-name="T30">Tener</text:span>.</text:p>
          </table:table-cell>
          <table:table-cell table:style-name="Tabla1.B2" office:value-type="string">
            <text:p text:style-name="P1"><text:span text:style-name="T30">Defender</text:span>.</text:p>
          </table:table-cell>
        </table:table-row>
        <table:table-row>
          <table:table-cell table:style-name="Tabla1.A2" office:value-type="string">
            <text:p text:style-name="P3"><text:span text:style-name="T30">Luchar</text:span>.</text:p>
          </table:table-cell>
          <table:table-cell table:style-name="Tabla1.B2" office:value-type="string">
            <text:p text:style-name="P1"><text:span text:style-name="T30">Reducir</text:span>.</text:p>
          </table:table-cell>
        </table:table-row>
        <table:table-row>
          <table:table-cell table:style-name="Tabla1.A2" office:value-type="string">
            <text:p text:style-name="P1"><text:span text:style-name="T30">Estar</text:span>.</text:p>
          </table:table-cell>
          <table:table-cell table:style-name="Tabla1.B2" office:value-type="string">
            <text:p text:style-name="P1"><text:span text:style-name="T30">Ir</text:span>.</text:p>
          </table:table-cell>
        </table:table-row>
        <table:table-row>
          <table:table-cell table:style-name="Tabla1.A2" office:value-type="string">
            <text:p text:style-name="P1"><text:span text:style-name="T30">Ser</text:span>.</text:p>
          </table:table-cell>
          <table:table-cell table:style-name="Tabla1.B2" office:value-type="string">
            <text:p text:style-name="P1"><text:span text:style-name="T30">Matar</text:span>.</text:p>
          </table:table-cell>
        </table:table-row>
        <table:table-row>
          <table:table-cell table:style-name="Tabla1.A2" office:value-type="string">
            <text:p text:style-name="P1"><text:span text:style-name="T30">Morir</text:span>.</text:p>
          </table:table-cell>
          <table:table-cell table:style-name="Tabla1.B2" office:value-type="string">
            <text:p text:style-name="P1"><text:span text:style-name="T30">Perder</text:span>.</text:p>
          </table:table-cell>
        </table:table-row>
        <table:table-row>
          <table:table-cell table:style-name="Tabla1.A2" office:value-type="string">
            <text:p text:style-name="P1"><text:span text:style-name="T30">Venir</text:span>.</text:p>
          </table:table-cell>
          <table:table-cell table:style-name="Tabla1.B2" office:value-type="string">
            <text:p text:style-name="P1"><text:span text:style-name="T30">Variar</text:span>.</text:p>
          </table:table-cell>
        </table:table-row>
        <table:table-row>
          <table:table-cell table:style-name="Tabla1.A2" office:value-type="string">
            <text:p text:style-name="P1"><text:span text:style-name="T30">Haber</text:span>.</text:p>
          </table:table-cell>
          <table:table-cell table:style-name="Tabla1.B2" office:value-type="string">
            <text:p text:style-name="P1"><text:span text:style-name="T30">Embaucar</text:span>.</text:p>
          </table:table-cell>
        </table:table-row>
        <table:table-row>
          <table:table-cell table:style-name="Tabla1.A2" office:value-type="string">
            <text:p text:style-name="P1"><text:span text:style-name="T30">Estar</text:span>.</text:p>
          </table:table-cell>
          <table:table-cell table:style-name="Tabla1.B2" office:value-type="string">
            <text:p text:style-name="P1"><text:span text:style-name="T30">Peregrinar</text:span>.</text:p>
          </table:table-cell>
        </table:table-row>
        <table:table-row>
          <table:table-cell table:style-name="Tabla1.A2" office:value-type="string">
            <text:p text:style-name="P1"><text:span text:style-name="T30">Poder</text:span>.</text:p>
          </table:table-cell>
          <table:table-cell table:style-name="Tabla1.B2" office:value-type="string">
            <text:p text:style-name="P1"><text:span text:style-name="T30">Amotinar</text:span>.</text:p>
          </table:table-cell>
        </table:table-row>
        <table:table-row>
          <table:table-cell table:style-name="Tabla1.A2" office:value-type="string">
            <text:p text:style-name="P1"><text:span text:style-name="T30">Depender</text:span>.</text:p>
          </table:table-cell>
          <table:table-cell table:style-name="Tabla1.B2" office:value-type="string">
            <text:p text:style-name="P1"><text:span text:style-name="T30">Llamar</text:span>.</text:p>
          </table:table-cell>
        </table:table-row>
        <table:table-row>
          <table:table-cell table:style-name="Tabla1.A2" office:value-type="string">
            <text:p text:style-name="P1"><text:span text:style-name="T30">Utilizar</text:span>.</text:p>
          </table:table-cell>
          <table:table-cell table:style-name="Tabla1.B2" office:value-type="string">
            <text:p text:style-name="P1"><text:span text:style-name="T30">Dividir</text:span>.</text:p>
          </table:table-cell>
        </table:table-row>
        <table:table-row>
          <table:table-cell table:style-name="Tabla1.A2" office:value-type="string">
            <text:p text:style-name="P72">Organizar.</text:p>
          </table:table-cell>
          <table:table-cell table:style-name="Tabla1.B2" office:value-type="string">
            <text:p text:style-name="P1"><text:span text:style-name="T30">Nacer</text:span>.</text:p>
          </table:table-cell>
        </table:table-row>
        <table:table-row>
          <table:table-cell table:style-name="Tabla1.A2" office:value-type="string">
            <text:p text:style-name="P1"><text:span text:style-name="T30">Componer</text:span>.</text:p>
          </table:table-cell>
          <table:table-cell table:style-name="Tabla1.B2" office:value-type="string">
            <text:p text:style-name="P1"><text:span text:style-name="T30">Querer</text:span>.</text:p>
          </table:table-cell>
        </table:table-row>
        <table:table-row>
          <table:table-cell table:style-name="Tabla1.A2" office:value-type="string">
            <text:p text:style-name="P1"><text:span text:style-name="T30">Enfrentar</text:span>.</text:p>
          </table:table-cell>
          <table:table-cell table:style-name="Tabla1.B2" office:value-type="string">
            <text:p text:style-name="P1"><text:span text:style-name="T30">Pedir</text:span>.</text:p>
          </table:table-cell>
        </table:table-row>
        <table:table-row>
          <table:table-cell table:style-name="Tabla1.A2" office:value-type="string">
            <text:p text:style-name="P1"><text:span text:style-name="T30">Dirigir</text:span>.</text:p>
          </table:table-cell>
          <table:table-cell table:style-name="Tabla1.B2" office:value-type="string">
            <text:p text:style-name="P1"><text:span text:style-name="T30">Aumentar</text:span>.</text:p>
          </table:table-cell>
        </table:table-row>
        <table:table-row>
          <table:table-cell table:style-name="Tabla1.A2" office:value-type="string">
            <text:p text:style-name="P1"><text:span text:style-name="T30">Necesitar</text:span>.</text:p>
          </table:table-cell>
          <table:table-cell table:style-name="Tabla1.B2" office:value-type="string">
            <text:p text:style-name="P1"><text:span text:style-name="T30">Enfadar</text:span>.</text:p>
          </table:table-cell>
        </table:table-row>
        <table:table-row>
          <table:table-cell table:style-name="Tabla1.A2" office:value-type="string">
            <text:p text:style-name="P1"><text:span text:style-name="T30">Hacer</text:span>.</text:p>
          </table:table-cell>
          <table:table-cell table:style-name="Tabla1.B2" office:value-type="string">
            <text:p text:style-name="P1"><text:span text:style-name="T31">Tener</text:span>.</text:p>
          </table:table-cell>
        </table:table-row>
        <table:table-row>
          <table:table-cell table:style-name="Tabla1.A2" office:value-type="string">
            <text:p text:style-name="P1"><text:span text:style-name="T30">Trabajar</text:span>.</text:p>
          </table:table-cell>
          <table:table-cell table:style-name="Tabla1.B2" office:value-type="string">
            <text:p text:style-name="P1"><text:span text:style-name="T31">Poder</text:span>.</text:p>
          </table:table-cell>
        </table:table-row>
      </table:table>
      <text:p text:style-name="P40"><text:soft-page-break/></text:p>
      <text:p text:style-name="P41"><text:tab/><text:span text:style-name="T27">- </text:span><text:span text:style-name="T28">Relaciones:</text:span></text:p>
      <text:p text:style-name="P41"/>
      <text:list xml:id="list2375614912" text:style-name="L3">
        <text:list-item>
          <text:p text:style-name="P52">Ciudadanos, está compuesto por:</text:p>
        </text:list-item>
      </text:list>
      <text:p text:style-name="P53"/>
      <text:list xml:id="list3031877372" text:style-name="L4">
        <text:list-item>
          <text:p text:style-name="P54">Granjeros.</text:p>
        </text:list-item>
        <text:list-item>
          <text:p text:style-name="P54">Artesanos.</text:p>
        </text:list-item>
        <text:list-item>
          <text:p text:style-name="P54">Militares.</text:p>
        </text:list-item>
        <text:list-item>
          <text:p text:style-name="P54">Taberneros.</text:p>
        </text:list-item>
        <text:list-item>
          <text:p text:style-name="P54">Curas.</text:p>
        </text:list-item>
      </text:list>
      <text:p text:style-name="P53"/>
      <text:list xml:id="list203008010107801" text:continue-list="list2375614912" text:style-name="L3">
        <text:list-item>
          <text:p text:style-name="P52">Eventos, está compuesto por:</text:p>
        </text:list-item>
      </text:list>
      <text:p text:style-name="P53"/>
      <text:list xml:id="list4001807295" text:style-name="L5">
        <text:list-item>
          <text:p text:style-name="P55">Sequía.</text:p>
        </text:list-item>
        <text:list-item>
          <text:p text:style-name="P55">Ataque bárbaro.</text:p>
        </text:list-item>
        <text:list-item>
          <text:p text:style-name="P55">Falsos profetas.</text:p>
        </text:list-item>
        <text:list-item>
          <text:p text:style-name="P55">Revuelta granjera.</text:p>
        </text:list-item>
        <text:list-item>
          <text:p text:style-name="P55">Peste.</text:p>
        </text:list-item>
        <text:list-item>
          <text:p text:style-name="P55">Nacimiento.</text:p>
        </text:list-item>
        <text:list-item>
          <text:p text:style-name="P55">Recaudar.</text:p>
        </text:list-item>
      </text:list>
      <text:p text:style-name="P42"/>
      <text:p text:style-name="P42"><text:tab/><text:span text:style-name="T27">- Métodos:</text:span></text:p>
      <text:p text:style-name="P42"/>
      <text:list xml:id="list3821407737" text:style-name="L6">
        <text:list-item>
          <text:p text:style-name="P56">Granjeros:</text:p>
        </text:list-item>
      </text:list>
      <text:list xml:id="list2563004411" text:style-name="L7">
        <text:list-item>
          <text:p text:style-name="P57">Producir comida.</text:p>
        </text:list-item>
        <text:list-item>
          <text:p text:style-name="P57">Reproducir <text:span text:style-name="T31">(nacer)</text:span>.</text:p>
        </text:list-item>
      </text:list>
      <text:list xml:id="list203009282427560" text:continue-list="list3821407737" text:style-name="L6">
        <text:list-item>
          <text:p text:style-name="P56">Artesanos:</text:p>
        </text:list-item>
      </text:list>
      <text:list xml:id="list1445277247" text:style-name="L8">
        <text:list-item>
          <text:p text:style-name="P58">Producir elementos.</text:p>
        </text:list-item>
        <text:list-item>
          <text:p text:style-name="P58">Reproducir <text:span text:style-name="T31">(nacer)</text:span>.</text:p>
        </text:list-item>
      </text:list>
      <text:list xml:id="list203007959775302" text:continue-list="list203009282427560" text:style-name="L6">
        <text:list-item>
          <text:p text:style-name="P56">Militares:</text:p>
        </text:list-item>
      </text:list>
      <text:list xml:id="list2174657302" text:style-name="L9">
        <text:list-item>
          <text:p text:style-name="P59">Luchar.</text:p>
        </text:list-item>
        <text:list-item>
          <text:p text:style-name="P59">Organizar.</text:p>
        </text:list-item>
      </text:list>
      <text:list xml:id="list203007921910624" text:continue-list="list203007959775302" text:style-name="L6">
        <text:list-item>
          <text:p text:style-name="P56">Taberneros:</text:p>
        </text:list-item>
      </text:list>
      <text:list xml:id="list4187006054" text:style-name="L10">
        <text:list-item>
          <text:p text:style-name="P61">Producir hidromiel.</text:p>
        </text:list-item>
      </text:list>
      <text:list xml:id="list203008046008581" text:continue-list="list203007921910624" text:style-name="L6">
        <text:list-item>
          <text:p text:style-name="P62">Curas.</text:p>
        </text:list-item>
      </text:list>
      <text:list xml:id="list3078864779" text:style-name="L11">
        <text:list-item>
          <text:p text:style-name="P60"><text:span text:style-name="T26">Gastar</text:span>.</text:p>
        </text:list-item>
        <text:list-item>
          <text:p text:style-name="P63">Defender.</text:p>
        </text:list-item>
      </text:list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list xml:id="list997693293" text:style-name="L12">
        <text:list-item>
          <text:p text:style-name="P64">Sequía:</text:p>
        </text:list-item>
      </text:list>
      <text:list xml:id="list2981574020" text:style-name="L13">
        <text:list-item>
          <text:p text:style-name="P65">Reducción granjeros.</text:p>
        </text:list-item>
      </text:list>
      <text:list xml:id="list203009047079868" text:continue-list="list997693293" text:style-name="L12">
        <text:list-item>
          <text:p text:style-name="P64">Ataque bárbaro:</text:p>
        </text:list-item>
      </text:list>
      <text:list xml:id="list4053401814" text:style-name="L14">
        <text:list-item>
          <text:p text:style-name="P66">Atacar.</text:p>
        </text:list-item>
      </text:list>
      <text:list xml:id="list203009110035381" text:continue-list="list203009047079868" text:style-name="L12">
        <text:list-item>
          <text:p text:style-name="P64">Falsos profetas:</text:p>
        </text:list-item>
      </text:list>
      <text:list xml:id="list2601642728" text:style-name="L15">
        <text:list-item>
          <text:p text:style-name="P67">Embaucar.</text:p>
        </text:list-item>
      </text:list>
      <text:list xml:id="list203008400919047" text:continue-list="list203009110035381" text:style-name="L12">
        <text:list-item>
          <text:p text:style-name="P64">Peste:</text:p>
        </text:list-item>
      </text:list>
      <text:list xml:id="list693144466" text:style-name="L16">
        <text:list-item>
          <text:p text:style-name="P68">Perder.</text:p>
        </text:list-item>
      </text:list>
      <text:list xml:id="list203009008189792" text:continue-list="list203008400919047" text:style-name="L12">
        <text:list-item>
          <text:p text:style-name="P64">Revuelta callejera:</text:p>
        </text:list-item>
      </text:list>
      <text:list xml:id="list2962090324" text:style-name="L17">
        <text:list-item>
          <text:p text:style-name="P69">Amotinar.</text:p>
        </text:list-item>
      </text:list>
      <text:list xml:id="list203007566017799" text:continue-list="list203009008189792" text:style-name="L12">
        <text:list-item>
          <text:p text:style-name="P64">Nacimiento:</text:p>
        </text:list-item>
      </text:list>
      <text:list xml:id="list1346455752" text:style-name="L18">
        <text:list-item>
          <text:p text:style-name="P70">Nacer.</text:p>
        </text:list-item>
      </text:list>
      <text:list xml:id="list203007773778806" text:continue-list="list203007566017799" text:style-name="L12">
        <text:list-item>
          <text:p text:style-name="P64">Recaudar:</text:p>
        </text:list-item>
      </text:list>
      <text:list xml:id="list2898903196" text:style-name="L19">
        <text:list-item>
          <text:p text:style-name="P71">Montar taberna.</text:p>
        </text:list-item>
        <text:list-item>
          <text:p text:style-name="P71">Montar espectáculo.</text:p>
        </text:list-item>
      </text:list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clean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2:04:13.588000000</meta:creation-date>
    <dc:date>2020-03-29T20:30:05.950000000</dc:date>
    <meta:editing-duration>PT13H39M4S</meta:editing-duration>
    <meta:editing-cycles>7</meta:editing-cycles>
    <meta:generator>LibreOffice/5.4.4.2$Windows_X86_64 LibreOffice_project/2524958677847fb3bb44820e40380acbe820f960</meta:generator>
    <meta:document-statistic meta:table-count="3" meta:image-count="0" meta:object-count="0" meta:page-count="4" meta:paragraph-count="151" meta:word-count="307" meta:character-count="2160" meta:non-whitespace-character-count="2044"/>
  </office:meta>
</office:document-meta>
</file>